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{</text:p>
      <text:p text:style-name="Normal"><text:s text:c="2"/>“name”: “nicemedia_demo”,</text:p>
      <text:p text:style-name="Normal"><text:s text:c="2"/>“version”: “1.0.0”,</text:p>
      <text:p text:style-name="Normal"><text:s text:c="2"/>“private”: true,</text:p>
      <text:p text:style-name="Normal"><text:s text:c="2"/>“scripts”: {</text:p>
      <text:p text:style-name="Normal"><text:s text:c="4"/>“dev”: “next dev”,</text:p>
      <text:p text:style-name="Normal"><text:s text:c="4"/>“build”: “next build”,</text:p>
      <text:p text:style-name="Normal"><text:s text:c="4"/>“start”: “next start”</text:p>
      <text:p text:style-name="Normal"><text:s text:c="2"/>},</text:p>
      <text:p text:style-name="Normal"><text:s text:c="2"/>“dependencies”: {</text:p>
      <text:p text:style-name="Normal"><text:s text:c="4"/>“next”: “14.1.0”,</text:p>
      <text:p text:style-name="Normal"><text:s text:c="4"/>“react”: “18.2.0”,</text:p>
      <text:p text:style-name="Normal"><text:s text:c="4"/>“react-dom”: “18.2.0"</text:p>
      <text:p text:style-name="Normal"><text:s text:c="2"/>}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misub479@gmail.com</meta:initial-creator>
    <dc:creator>hamisub479@gmail.com</dc:creator>
    <meta:creation-date>2025-07-27T11:02:00Z</meta:creation-date>
    <dc:date>2025-07-27T11:02:00Z</dc:date>
    <meta:template xlink:href="Normal.dotm" xlink:type="simple"/>
    <meta:editing-cycles>3</meta:editing-cycles>
    <meta:editing-duration>PT60S</meta:editing-duration>
    <meta:document-statistic meta:page-count="1" meta:paragraph-count="1" meta:word-count="39" meta:character-count="264" meta:row-count="1" meta:non-whitespace-character-count="226"/>
  </office:meta>
</office:document-meta>
</file>